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 style:font-pitch="fixed"/>
    <style:font-face style:name="Fira Mono1" svg:font-family="'Fira Mono'" style:font-adornments="Regular" style:font-pitch="fixed"/>
    <style:font-face style:name="Liberation Mono1" svg:font-family="'Liberation Mono', Cousine, 'DejaVu Sans Mono'" style:font-family-generic="modern" style:font-pitch="fixed"/>
    <style:font-face style:name="Fira Mono" svg:font-family="'Fira Mono'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AR PL KaitiM GB1" svg:font-family="'AR PL KaitiM GB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651cm"/>
    </style:style>
    <style:style style:name="gr2" style:family="graphic" style:parent-style-name="standard">
      <style:graphic-properties draw:stroke="none" draw:fill="none" fo:min-height="1.491cm"/>
    </style:style>
    <style:style style:name="gr3" style:family="graphic" style:parent-style-name="standard">
      <style:graphic-properties draw:stroke="none" draw:fill="none" fo:min-height="2.236cm"/>
    </style:style>
    <style:style style:name="gr4" style:family="graphic" style:parent-style-name="standard">
      <style:graphic-properties draw:stroke="none" draw:fill="none" fo:min-height="2.23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0.67cm" fo:min-width="1.692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1.75cm" fo:min-width="5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2.474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3.05cm" fo:min-width="11.8cm"/>
    </style:style>
    <style:style style:name="gr11" style:family="graphic" style:parent-style-name="standard">
      <style:graphic-properties draw:stroke="solid" draw:fill="solid" draw:fill-color="#ffffcc" fo:min-height="2.0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812cm" fo:min-width="3.39cm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812cm" fo:min-width="3.39cm"/>
    </style:style>
    <style:style style:name="gr16" style:family="graphic" style:parent-style-name="standard">
      <style:graphic-properties draw:stroke="solid" draw:fill="solid" draw:fill-color="#ffffcc" fo:min-height="2.3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3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  <style:text-properties style:font-name="Roboto Condensed3"/>
    </style:style>
    <style:style style:name="P5" style:family="paragraph">
      <style:paragraph-properties fo:text-align="justify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solid" draw:fill-color="#ffffcc"/>
      <style:paragraph-properties fo:text-align="start"/>
      <style:text-properties style:font-name="Fira Mono2"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style:font-name="Fira Mono2" fo:font-size="9pt" style:font-size-asian="9pt" style:font-size-complex="9pt"/>
    </style:style>
    <style:style style:name="P13" style:family="paragraph">
      <loext:graphic-properties draw:fill="solid" draw:fill-color="#ffffcc"/>
      <style:paragraph-properties fo:text-align="start"/>
      <style:text-properties style:font-name="Fira Mono2" fo:font-size="9pt" style:font-size-asian="9pt" style:font-size-complex="9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solid" draw:fill-color="#ffffcc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ffcc"/>
      <style:paragraph-properties fo:text-align="start"/>
      <style:text-properties style:font-name="Fira Mono2" fo:font-size="9pt" style:font-name-asian="Liberation Mono1" style:font-size-asian="9pt" style:font-name-complex="Liberation Mono1" style:font-size-complex="9pt"/>
    </style:style>
    <style:style style:name="T1" style:family="text">
      <style:text-properties style:font-name="Roboto Condensed3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Roboto Condensed3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Fira Mono2" fo:font-size="10pt" style:font-size-asian="10pt" style:font-size-complex="10pt"/>
    </style:style>
    <style:style style:name="T7" style:family="text">
      <style:text-properties fo:color="#0000ff" style:font-name="Fira Mono2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Fira Mono2" fo:font-size="9pt" style:font-size-asian="9pt" style:font-size-complex="9pt"/>
    </style:style>
    <style:style style:name="T9" style:family="text">
      <style:text-properties style:font-name="Fira Mono2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Fira Mono2" fo:font-size="9pt" style:font-name-asian="Liberation Mono1" style:font-size-asian="9pt" style:font-name-complex="Liberation Mono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5cm" svg:height="2.901cm" svg:x="1.2cm" svg:y="1.299cm">
          <draw:text-box>
            <text:p text:style-name="P1"><text:span text:style-name="T1">Language agnostic lowering for a </text:span><text:span text:style-name="T1">directive-based programming model</text:span></text:p>
          </draw:text-box>
        </draw:frame>
        <draw:frame draw:style-name="gr2" draw:text-style-name="P4" draw:layer="layout" svg:width="14.315cm" svg:height="1.741cm" svg:x="5.685cm" svg:y="4.4cm">
          <draw:text-box>
            <text:p text:style-name="P3"><text:span text:style-name="T2">Raúl Peñacoba Veigas &lt;raul.penacoba@bsc.es&gt;</text:span></text:p>
            <text:p text:style-name="P3"><text:span text:style-name="T2">Roger Ferrer Ibáñez &lt;roger.ferrer@bsc.es&gt;</text:span></text:p>
          </draw:text-box>
        </draw:frame>
        <draw:frame draw:style-name="gr3" draw:text-style-name="P6" draw:layer="layout" svg:width="19cm" svg:height="2.486cm" svg:x="1cm" svg:y="6.514cm">
          <draw:text-box>
            <text:p text:style-name="P5"><text:span text:style-name="T3">We want to lower a </text:span><text:span text:style-name="T3">directive-based </text:span><text:span text:style-name="T3">programming model </text:span><text:span text:style-name="T3">called OmpSs-2, similar </text:span><text:span text:style-name="T3">to OpenMP, to runtime </text:span><text:span text:style-name="T3">calls, using LLVM, </text:span><text:span text:style-name="T3">without having to </text:span><text:span text:style-name="T3">reimplement it for each </text:span><text:span text:style-name="T3">front-end language (C, </text:span><text:span text:style-name="T3">C++, Fortran and </text:span><text:span text:style-name="T3">others).</text:span></text:p>
          </draw:text-box>
        </draw:frame>
        <draw:frame draw:style-name="gr4" draw:text-style-name="P6" draw:layer="layout" svg:width="18.902cm" svg:height="2.487cm" svg:x="1cm" svg:y="8.7cm">
          <draw:text-box>
            <text:p><text:span text:style-name="T3">One option is using the approach of </text:span><text:span text:style-name="T4">OpenMPIRBuilder</text:span><text:span text:style-name="T3"> but we want to preserve the </text:span><text:span text:style-name="T3">programming model concepts longer in the IR so we took inspiration in the </text:span><text:span text:style-name="T4">LLVMPar</text:span><text:span text:style-name="T3"> approach.</text:span></text:p>
          </draw:text-box>
        </draw:frame>
        <draw:custom-shape draw:style-name="gr5" draw:text-style-name="P1" xml:id="id1" draw:id="id1" draw:layer="layout" svg:width="5.4cm" svg:height="1.5cm" svg:x="1.687cm" svg:y="11.9cm">
          <text:p text:style-name="P1">C/C++/Fortran/...</text:p>
          <text:p text:style-name="P1">+ OmpSs-2 directives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3.1cm" svg:height="1.3cm" svg:x="2.837cm" svg:y="14.3cm">
          <text:p text:style-name="P1"><text:span text:style-name="T5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6.1cm" svg:height="2cm" svg:x="7.3cm" svg:y="11.7cm">
          <text:p text:style-name="P7"><text:span text:style-name="T6">int x = 3;</text:span></text:p>
          <text:p text:style-name="P7"><text:span text:style-name="T6">#pragma oss task shared(x)</text:span><text:span text:style-name="T6"><text:line-break/></text:span><text:span text:style-name="T6">{ x++; }</text:span><text:span text:style-name="T6"><text:line-break/></text:span><text:span text:style-name="T6">#pragma oss taskwai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4.387cm" svg:y1="13.4cm" svg:x2="4.387cm" svg:y2="14.3cm" draw:start-shape="id1" draw:start-glue-point="2" draw:end-shape="id2" draw:end-glue-point="4" svg:d="M4387 13400v900" svg:viewBox="0 0 1 901">
          <text:p/>
        </draw:connector>
        <draw:custom-shape draw:style-name="gr5" draw:text-style-name="P1" draw:layer="layout" svg:width="5.4cm" svg:height="1.5cm" svg:x="1.687cm" svg:y="16.3cm">
          <text:p text:style-name="P1">LLVM IR with</text:p>
          <text:p text:style-name="P1">OmpSs-2 intrinsics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3.3cm" svg:height="0.835cm" svg:x="7.3cm" svg:y="14.533cm">
          <draw:text-box>
            <text:p text:style-name="P10"><text:span text:style-name="T5">clang/flang/...</text:span></text:p>
          </draw:text-box>
        </draw:frame>
        <draw:custom-shape draw:style-name="gr10" draw:text-style-name="P13" draw:layer="layout" svg:width="12.3cm" svg:height="3.3cm" svg:x="7.3cm" svg:y="15.7cm">
          <text:p text:style-name="P12"><text:span text:style-name="T7">%3</text:span><text:span text:style-name="T8"> = call token </text:span><text:span text:style-name="T9">@llvm.directive.region.entry</text:span><text:span text:style-name="T8">()</text:span><text:span text:style-name="T8"><text:line-break/></text:span><text:span text:style-name="T8"> <text:s text:c="3"/>[ "DIR.OSS"([4 x i8] c"TASK"),</text:span><text:span text:style-name="T8"><text:line-break/></text:span><text:span text:style-name="T8"> <text:s text:c="5"/>"QUAL.OSS.SHARED"(i32* %x.addr) ]</text:span></text:p>
          <text:p text:style-name="P12"><text:span text:style-name="T8">%4 = load i32, i32* %x.addr, align 4</text:span></text:p>
          <text:p text:style-name="P12"><text:span text:style-name="T8">%inc = add nsw i32 %4, 1</text:span></text:p>
          <text:p text:style-name="P12"><text:span text:style-name="T8">store i32 %inc, i32* %x.addr, align 4</text:span></text:p>
          <text:p text:style-name="P12"><text:span text:style-name="T8">call void </text:span><text:span text:style-name="T9">@llvm.directive.region.exit</text:span><text:span text:style-name="T8">(token </text:span><text:span text:style-name="T7">%3</text:span><text:span text:style-name="T8">)</text:span>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6cm" svg:height="2.789cm" svg:x="13.7cm" svg:y="11.701cm">
          <draw:text-box>
            <text:p text:style-name="P14"><text:span text:style-name="T6">INTEGER :: X</text:span><text:span text:style-name="T6"><text:line-break/></text:span><text:span text:style-name="T6">X = 3</text:span></text:p>
            <text:p text:style-name="P14"><text:span text:style-name="T6">!$OSS TASK SHARED(X)</text:span><text:span text:style-name="T6"><text:line-break/></text:span><text:span text:style-name="T6"> <text:s/>X = X + 1</text:span><text:span text:style-name="T6"><text:line-break/></text:span><text:span text:style-name="T6">!$OSS END TASK</text:span><text:span text:style-name="T6"><text:line-break/></text:span><text:span text:style-name="T6">!$OSS TASKWAIT</text:span></text:p>
          </draw:text-box>
        </draw:frame>
        <draw:frame draw:style-name="gr12" draw:text-style-name="P11" draw:layer="layout" svg:width="12cm" svg:height="2.003cm" svg:x="7.4cm" svg:y="19.097cm">
          <draw:text-box>
            <text:p><text:span text:style-name="T5">Disallows incorrect </text:span><text:span text:style-name="T5">forms that are not </text:span><text:span text:style-name="T5">possible in the model </text:span><text:span text:style-name="T5">(e.g. early exits of a </text:span><text:span text:style-name="T5">region, outer uses of </text:span><text:span text:style-name="T5">inner definitions, etc)</text:span></text:p>
          </draw:text-box>
        </draw:frame>
        <draw:connector draw:style-name="gr8" draw:text-style-name="P9" draw:layer="layout" draw:type="line" svg:x1="4.387cm" svg:y1="17.8cm" svg:x2="4.387cm" svg:y2="19.348cm" draw:start-shape="id3" draw:start-glue-point="2" draw:end-shape="id4" draw:end-glue-point="4" svg:d="M4387 17800v1548" svg:viewBox="0 0 1 1549">
          <text:p/>
        </draw:connector>
        <draw:frame draw:style-name="gr13" draw:text-style-name="P11" draw:layer="layout" svg:width="12cm" svg:height="0.996cm" svg:x="7.4cm" svg:y="21.752cm">
          <draw:text-box>
            <text:p><text:span text:style-name="T5">Does the actual lowering to the Nanos6 runtime library</text:span></text:p>
          </draw:text-box>
        </draw:frame>
        <draw:connector draw:style-name="gr8" draw:text-style-name="P9" draw:layer="layout" draw:type="line" svg:x1="4.387cm" svg:y1="20.848cm" svg:x2="4.387cm" svg:y2="21.5cm" draw:start-shape="id4" draw:start-glue-point="8" draw:end-shape="id5" draw:end-glue-point="4" svg:d="M4387 20848v652" svg:viewBox="0 0 1 653">
          <text:p/>
        </draw:connector>
        <draw:custom-shape draw:style-name="gr14" draw:text-style-name="P16" xml:id="id4" draw:id="id4" draw:layer="layout" svg:width="5.5cm" svg:height="1.5cm" svg:x="1.637cm" svg:y="19.348cm">
          <text:p text:style-name="P16">OmpSs-2 ver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5" draw:id="id5" draw:layer="layout" svg:width="5.5cm" svg:height="1.5cm" svg:x="1.637cm" svg:y="21.5cm">
          <text:p text:style-name="P16">OmpSs-2 low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5.4cm" svg:height="1.5cm" svg:x="1.687cm" svg:y="16.3cm">
          <text:p text:style-name="P1">LLVM IR with</text:p>
          <text:p text:style-name="P1">OmpSs-2 intrinsics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5.4cm" svg:height="1.5cm" svg:x="1.687cm" svg:y="23.655cm">
          <text:p text:style-name="P1">LLVM IR lowered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4.387cm" svg:y1="23cm" svg:x2="4.387cm" svg:y2="23.655cm" draw:start-shape="id5" draw:start-glue-point="8" draw:end-shape="id6" draw:end-glue-point="0" svg:d="M4387 23000v655" svg:viewBox="0 0 1 656">
          <text:p/>
        </draw:connector>
        <draw:frame draw:style-name="gr16" draw:text-style-name="P18" draw:layer="layout" svg:width="12.3cm" svg:height="2.589cm" svg:x="7.3cm" svg:y="23.155cm">
          <draw:text-box>
            <text:p text:style-name="P17"><text:span text:style-name="T10">call void @nanos6_create_task(</text:span><text:span text:style-name="T10"><text:line-break/></text:span><text:span text:style-name="T10"> <text:s/>%nanos6_task_info_t* @task_info_var_foo0, </text:span><text:span text:style-name="T10"><text:line-break/></text:span><text:span text:style-name="T10"> <text:s/>%nanos6_task_invocation_info_t* @task_invocation_info_foo0,</text:span><text:span text:style-name="T10"><text:line-break/></text:span><text:span text:style-name="T10"> <text:s/>i64 16, i8** %tmp4, i8** %tmp5, i64 0, i64 0)</text:span></text:p>
            <text:p text:style-name="P17"><text:span text:style-name="T10">…</text:span></text:p>
            <text:p text:style-name="P17"><text:span text:style-name="T10">call void @nanos6_submit_task(i8* %tmp10), !dbg !1</text:span></text:p>
          </draw:text-box>
        </draw:frame>
        <draw:connector draw:style-name="gr8" draw:text-style-name="P9" draw:layer="layout" draw:type="line" svg:x1="4.387cm" svg:y1="15.6cm" svg:x2="4.387cm" svg:y2="16.3cm" draw:start-shape="id2" draw:start-glue-point="8" draw:end-shape="id3" draw:end-glue-point="0" svg:d="M4387 15600v700" svg:viewBox="0 0 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 style:font-pitch="fixed"/>
    <style:font-face style:name="Fira Mono1" svg:font-family="'Fira Mono'" style:font-adornments="Regular" style:font-pitch="fixed"/>
    <style:font-face style:name="Liberation Mono1" svg:font-family="'Liberation Mono', Cousine, 'DejaVu Sans Mono'" style:font-family-generic="modern" style:font-pitch="fixed"/>
    <style:font-face style:name="Fira Mono" svg:font-family="'Fira Mono'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AR PL KaitiM GB1" svg:font-family="'AR PL KaitiM GB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oboto Condensed2" fo:font-family="'Roboto Condensed'" style:font-style-name="Regular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7:00:27.245386269</meta:creation-date>
    <meta:generator>LibreOffice/6.1.5.2$Linux_X86_64 LibreOffice_project/10$Build-2</meta:generator>
    <dc:date>2019-12-16T18:37:35.062743593</dc:date>
    <meta:editing-duration>PT1H16M1S</meta:editing-duration>
    <meta:editing-cycles>15</meta:editing-cycles>
    <meta:document-statistic meta:object-count="23"/>
  </office:meta>
</office:document-meta>
</file>